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0.8063in"/>
    </style:style>
    <style:style style:name="Table1.D" style:family="table-column">
      <style:table-column-properties style:column-width="0.9563in"/>
    </style:style>
    <style:style style:name="Table1.E" style:family="table-column">
      <style:table-column-properties style:column-width="0.9556in"/>
    </style:style>
    <style:style style:name="Table1.G" style:family="table-column">
      <style:table-column-properties style:column-width="0.95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8063in"/>
    </style:style>
    <style:style style:name="Table3.D" style:family="table-column">
      <style:table-column-properties style:column-width="0.9563in"/>
    </style:style>
    <style:style style:name="Table3.E" style:family="table-column">
      <style:table-column-properties style:column-width="0.9556in"/>
    </style:style>
    <style:style style:name="Table3.G" style:family="table-column">
      <style:table-column-properties style:column-width="0.9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ed1aa" officeooo:paragraph-rsid="0056be4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900342" officeooo:paragraph-rsid="0056be4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900342" officeooo:paragraph-rsid="00943374" style:font-weight-asian="bold" style:font-weight-complex="bold"/>
    </style:style>
    <style:style style:name="P6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7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8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2f4fb" officeooo:paragraph-rsid="0082f4fb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863c06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ab497" officeooo:paragraph-rsid="008ab497" style:font-weight-asian="normal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8d3226" style:font-weight-asian="normal" style:font-weight-complex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943374" officeooo:paragraph-rsid="00943374" style:font-weight-asian="normal" style:font-weight-complex="normal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8fd53" officeooo:paragraph-rsid="0088fd53" style:font-weight-asian="bold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d3226" officeooo:paragraph-rsid="008d3226" style:font-weight-asian="bold" style:font-weight-complex="bold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18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19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7d68db" officeooo:paragraph-rsid="007d68db" style:font-weight-asian="bold" style:font-weight-complex="bold"/>
    </style:style>
    <style:style style:name="P2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9177a2" officeooo:paragraph-rsid="009177a2" style:font-weight-asian="bold" style:font-weight-complex="bold"/>
    </style:style>
    <style:style style:name="P2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7d68db" officeooo:paragraph-rsid="0056be4e" style:font-weight-asian="normal" style:font-weight-complex="normal"/>
    </style:style>
    <style:style style:name="P22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329e0" officeooo:paragraph-rsid="009329e0" style:font-weight-asian="normal" style:font-weight-complex="normal"/>
    </style:style>
    <style:style style:name="P23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24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118be6" officeooo:paragraph-rsid="00943374" style:font-weight-asian="normal" style:font-weight-complex="normal"/>
    </style:style>
    <style:style style:name="P25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rsid="00118be6" officeooo:paragraph-rsid="00166e4e"/>
    </style:style>
    <style:style style:name="P26" style:family="paragraph" style:parent-style-name="Text_20_body">
      <style:text-properties officeooo:rsid="002ad71c" officeooo:paragraph-rsid="002ad71c"/>
    </style:style>
    <style:style style:name="P27" style:family="paragraph" style:parent-style-name="Text_20_body">
      <style:text-properties officeooo:rsid="002ad71c" officeooo:paragraph-rsid="00943374"/>
    </style:style>
    <style:style style:name="P28" style:family="paragraph" style:parent-style-name="Text_20_body">
      <style:text-properties officeooo:paragraph-rsid="0056be4e"/>
    </style:style>
    <style:style style:name="P29" style:family="paragraph" style:parent-style-name="Text_20_body">
      <style:text-properties officeooo:rsid="006ab28f" officeooo:paragraph-rsid="006ab28f"/>
    </style:style>
    <style:style style:name="P30" style:family="paragraph" style:parent-style-name="Text_20_body">
      <style:text-properties officeooo:rsid="006ab28f" officeooo:paragraph-rsid="00943374"/>
    </style:style>
    <style:style style:name="P31" style:family="paragraph" style:parent-style-name="Text_20_body">
      <style:text-properties officeooo:rsid="00863c06" officeooo:paragraph-rsid="00863c06"/>
    </style:style>
    <style:style style:name="P32" style:family="paragraph" style:parent-style-name="Text_20_body">
      <style:text-properties officeooo:paragraph-rsid="00943374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46cda2" officeooo:paragraph-rsid="0056be4e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46cda2" officeooo:paragraph-rsid="00943374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37" style:family="paragraph" style:parent-style-name="Table_20_Contents">
      <style:paragraph-properties fo:text-align="start" style:justify-single-word="false"/>
      <style:text-properties officeooo:rsid="002ac9bd" officeooo:paragraph-rsid="0056be4e"/>
    </style:style>
    <style:style style:name="P38" style:family="paragraph" style:parent-style-name="Table_20_Contents">
      <style:paragraph-properties fo:text-align="start" style:justify-single-word="false"/>
      <style:text-properties officeooo:rsid="002ac9bd" officeooo:paragraph-rsid="00943374"/>
    </style:style>
    <style:style style:name="P39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40" style:family="paragraph" style:parent-style-name="Table_20_Contents">
      <style:paragraph-properties fo:text-align="start" style:justify-single-word="false"/>
      <style:text-properties officeooo:rsid="005573ea" officeooo:paragraph-rsid="0056be4e"/>
    </style:style>
    <style:style style:name="P41" style:family="paragraph" style:parent-style-name="Table_20_Contents">
      <style:paragraph-properties fo:text-align="start" style:justify-single-word="false"/>
      <style:text-properties officeooo:rsid="005573ea" officeooo:paragraph-rsid="00943374"/>
    </style:style>
    <style:style style:name="P42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43" style:family="paragraph" style:parent-style-name="Table_20_Contents">
      <style:paragraph-properties fo:text-align="start" style:justify-single-word="false"/>
      <style:text-properties officeooo:rsid="00166e4e" officeooo:paragraph-rsid="00943374"/>
    </style:style>
    <style:style style:name="P44" style:family="paragraph" style:parent-style-name="Table_20_Contents">
      <style:paragraph-properties fo:text-align="start" style:justify-single-word="false"/>
      <style:text-properties officeooo:rsid="006ab28f" officeooo:paragraph-rsid="006ab28f"/>
    </style:style>
    <style:style style:name="P4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ba78" officeooo:paragraph-rsid="0022ba78" style:font-weight-asian="normal" style:font-weight-complex="normal"/>
    </style:style>
    <style:style style:name="P4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47" style:family="paragraph" style:parent-style-name="Preformatted_20_Text">
      <style:text-properties fo:font-weight="bold" officeooo:rsid="0022ba78" officeooo:paragraph-rsid="0022ba78" style:font-weight-asian="bold" style:font-weight-complex="bold"/>
    </style:style>
    <style:style style:name="P4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8fd53" officeooo:paragraph-rsid="0088fd53" style:font-weight-asian="bold" style:font-weight-complex="bold"/>
    </style:style>
    <style:style style:name="P4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ab497" officeooo:paragraph-rsid="008ab497" style:font-weight-asian="bold" style:font-weight-complex="bold"/>
    </style:style>
    <style:style style:name="P5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8ab497"/>
    </style:style>
    <style:style style:name="P5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5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943374"/>
    </style:style>
    <style:style style:name="P5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118be6" officeooo:paragraph-rsid="00166e4e"/>
    </style:style>
    <style:style style:name="P5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5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9e1014" officeooo:paragraph-rsid="009e1014" style:font-weight-asian="normal" style:font-weight-complex="normal"/>
    </style:style>
    <style:style style:name="P56" style:family="paragraph" style:parent-style-name="Standard" style:list-style-name="L1">
      <style:text-properties fo:font-weight="bold" officeooo:rsid="00384274" officeooo:paragraph-rsid="00533a7e" style:font-weight-asian="bold" style:font-weight-complex="bold"/>
    </style:style>
    <style:style style:name="P57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58" style:family="paragraph" style:parent-style-name="Standard" style:list-style-name="L1">
      <style:text-properties fo:font-weight="bold" officeooo:rsid="0038081a" officeooo:paragraph-rsid="00533a7e" style:font-weight-asian="bold" style:font-weight-complex="bold"/>
    </style:style>
    <style:style style:name="P59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60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61" style:family="paragraph" style:parent-style-name="Standard" style:list-style-name="L1">
      <style:text-properties fo:font-weight="bold" officeooo:rsid="00533a7e" officeooo:paragraph-rsid="00533a7e" style:font-weight-asian="bold" style:font-weight-complex="bold"/>
    </style:style>
    <style:style style:name="P62" style:family="paragraph" style:parent-style-name="Standard" style:list-style-name="L1">
      <style:text-properties fo:font-weight="bold" officeooo:rsid="0087f37f" officeooo:paragraph-rsid="0087f37f" style:font-weight-asian="bold" style:font-weight-complex="bold"/>
    </style:style>
    <style:style style:name="P63" style:family="paragraph" style:parent-style-name="Standard" style:list-style-name="L1">
      <style:text-properties fo:font-weight="bold" officeooo:rsid="0087f37f" officeooo:paragraph-rsid="00902906" style:font-weight-asian="bold" style:font-weight-complex="bold"/>
    </style:style>
    <style:style style:name="P64" style:family="paragraph" style:parent-style-name="Standard" style:list-style-name="L1">
      <style:text-properties fo:font-weight="bold" officeooo:rsid="00902906" officeooo:paragraph-rsid="00902906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66" style:family="paragraph" style:parent-style-name="Standard" style:list-style-name="L1">
      <style:text-properties fo:font-weight="normal" officeooo:paragraph-rsid="004b753e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2ed1aa" officeooo:paragraph-rsid="00166e4e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09e1014" officeooo:paragraph-rsid="009e1014" style:font-weight-asian="normal" style:font-weight-complex="normal"/>
    </style:style>
    <style:style style:name="P69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rsid="00118be6" officeooo:paragraph-rsid="00166e4e"/>
    </style:style>
    <style:style style:name="T1" style:family="text">
      <style:text-properties officeooo:rsid="0056cb7c"/>
    </style:style>
    <style:style style:name="T2" style:family="text">
      <style:text-properties officeooo:rsid="00425abe"/>
    </style:style>
    <style:style style:name="T3" style:family="text">
      <style:text-properties officeooo:rsid="0052a0a9"/>
    </style:style>
    <style:style style:name="T4" style:family="text">
      <style:text-properties officeooo:rsid="00533a7e"/>
    </style:style>
    <style:style style:name="T5" style:family="text">
      <style:text-properties officeooo:rsid="007e5dd2"/>
    </style:style>
    <style:style style:name="T6" style:family="text">
      <style:text-properties officeooo:rsid="009895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periment <text:span text:style-name="T4">2</text:span></text:p>
      <text:p text:style-name="P7"/>
      <text:list xml:id="list451406451" text:style-name="L1">
        <text:list-item>
          <text:p text:style-name="P56">Military officer</text:p>
        </text:list-item>
        <text:list-item>
          <text:p text:style-name="P58">Politician </text:p>
        </text:list-item>
        <text:list-item>
          <text:p text:style-name="P58">Manager </text:p>
        </text:list-item>
        <text:list-item>
          <text:p text:style-name="P61">Architect</text:p>
        </text:list-item>
        <text:list-item>
          <text:p text:style-name="P56">Soccer </text:p>
        </text:list-item>
      </text:list>
      <text:p text:style-name="P8"/>
      <text:p text:style-name="P46">embeddings/ex2_2_facenet/embeddings.npy</text:p>
      <text:p text:style-name="P46"/>
      <text:p text:style-name="P46">manager</text:p>
      <text:p text:style-name="P9">396</text:p>
      <text:p text:style-name="P9">architect</text:p>
      <text:p text:style-name="P9">445</text:p>
      <text:p text:style-name="P9">politician</text:p>
      <text:p text:style-name="P9">463</text:p>
      <text:p text:style-name="P9">military officer</text:p>
      <text:p text:style-name="P9">445</text:p>
      <text:p text:style-name="P9">soccer</text:p>
      <text:p text:style-name="P9">450</text:p>
      <text:p text:style-name="P9">2199</text:p>
      <text:p text:style-name="P9">5</text:p>
      <text:p text:style-name="P46"/>
      <text:p text:style-name="P10">TODO: runtime for alignment</text:p>
      <text:p text:style-name="P9">Run time: <text:s/>108.694264174</text:p>
      <text:p text:style-name="P8"/>
      <text:p text:style-name="P2">1. FaceNet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37">Clustering method</text:p>
          </table:table-cell>
          <table:table-cell table:style-name="Table1.A1" office:value-type="string">
            <text:p text:style-name="P37">Number of clusters</text:p>
          </table:table-cell>
          <table:table-cell table:style-name="Table1.A1" office:value-type="string">
            <text:p text:style-name="P37">F-Measure</text:p>
          </table:table-cell>
          <table:table-cell table:style-name="Table1.A1" office:value-type="string">
            <text:p text:style-name="P37">Precision</text:p>
          </table:table-cell>
          <table:table-cell table:style-name="Table1.A1" office:value-type="string">
            <text:p text:style-name="P37">Recall</text:p>
          </table:table-cell>
          <table:table-cell table:style-name="Table1.A1" office:value-type="string">
            <text:p text:style-name="P37">False Positives</text:p>
          </table:table-cell>
          <table:table-cell table:style-name="Table1.G1" office:value-type="string">
            <text:p text:style-name="P40">Runtime <text:span text:style-name="T1">(seconds)</text:span></text:p>
          </table:table-cell>
        </table:table-row>
        <table:table-row>
          <table:table-cell table:style-name="Table1.A2" office:value-type="string">
            <text:p text:style-name="P28">K-Means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31">0.44</text:p>
          </table:table-cell>
          <table:table-cell table:style-name="Table1.A2" office:value-type="string">
            <text:p text:style-name="P31">0.44</text:p>
          </table:table-cell>
          <table:table-cell table:style-name="Table1.A2" office:value-type="string">
            <text:p text:style-name="P31">0.44</text:p>
          </table:table-cell>
          <table:table-cell table:style-name="Table1.A2" office:value-type="string">
            <text:p text:style-name="P11">271792</text:p>
          </table:table-cell>
          <table:table-cell table:style-name="Table1.G2" office:value-type="string">
            <text:p text:style-name="P31">1.57</text:p>
          </table:table-cell>
        </table:table-row>
        <table:table-row>
          <table:table-cell table:style-name="Table1.A2" office:value-type="string">
            <text:p text:style-name="P28">Hierarchical Agglomerative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31">0.42</text:p>
          </table:table-cell>
          <table:table-cell table:style-name="Table1.A2" office:value-type="string">
            <text:p text:style-name="P31">0.39</text:p>
          </table:table-cell>
          <table:table-cell table:style-name="Table1.A2" office:value-type="string">
            <text:p text:style-name="P31">0.45</text:p>
          </table:table-cell>
          <table:table-cell table:style-name="Table1.A2" office:value-type="string">
            <text:p text:style-name="P11">337590</text:p>
          </table:table-cell>
          <table:table-cell table:style-name="Table1.G2" office:value-type="string">
            <text:p text:style-name="P31">1.35</text:p>
          </table:table-cell>
        </table:table-row>
        <table:table-row>
          <table:table-cell table:style-name="Table1.A2" office:value-type="string">
            <text:p text:style-name="P28">Spectral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31">0.37</text:p>
          </table:table-cell>
          <table:table-cell table:style-name="Table1.A2" office:value-type="string">
            <text:p text:style-name="P31">0.37</text:p>
          </table:table-cell>
          <table:table-cell table:style-name="Table1.A2" office:value-type="string">
            <text:p text:style-name="P31">0.38</text:p>
          </table:table-cell>
          <table:table-cell table:style-name="Table1.A2" office:value-type="string">
            <text:p text:style-name="P11">323211</text:p>
          </table:table-cell>
          <table:table-cell table:style-name="Table1.G2" office:value-type="string">
            <text:p text:style-name="P31">1.30</text:p>
          </table:table-cell>
        </table:table-row>
        <table:table-row>
          <table:table-cell table:style-name="Table1.A2" office:value-type="string">
            <text:p text:style-name="P28">EM (Gaussian Mixture Model)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31">0.44</text:p>
          </table:table-cell>
          <table:table-cell table:style-name="Table1.A2" office:value-type="string">
            <text:p text:style-name="P31">0.43</text:p>
          </table:table-cell>
          <table:table-cell table:style-name="Table1.A2" office:value-type="string">
            <text:p text:style-name="P31">0.46</text:p>
          </table:table-cell>
          <table:table-cell table:style-name="Table1.A2" office:value-type="string">
            <text:p text:style-name="P11">297754</text:p>
          </table:table-cell>
          <table:table-cell table:style-name="Table1.G2" office:value-type="string">
            <text:p text:style-name="P31">6.48</text:p>
          </table:table-cell>
        </table:table-row>
        <table:table-row>
          <table:table-cell table:style-name="Table1.A2" office:value-type="string">
            <text:p text:style-name="P34">Birch</text:p>
          </table:table-cell>
          <table:table-cell table:style-name="Table1.A2" office:value-type="string">
            <text:p text:style-name="P44">5</text:p>
          </table:table-cell>
          <table:table-cell table:style-name="Table1.A2" office:value-type="string">
            <text:p text:style-name="P31">0.41</text:p>
          </table:table-cell>
          <table:table-cell table:style-name="Table1.A2" office:value-type="string">
            <text:p text:style-name="P31">0.40</text:p>
          </table:table-cell>
          <table:table-cell table:style-name="Table1.A2" office:value-type="string">
            <text:p text:style-name="P31">0.43</text:p>
          </table:table-cell>
          <table:table-cell table:style-name="Table1.A2" office:value-type="string">
            <text:p text:style-name="P11">308105</text:p>
          </table:table-cell>
          <table:table-cell table:style-name="Table1.G2" office:value-type="string">
            <text:p text:style-name="P31">1.10</text:p>
          </table:table-cell>
        </table:table-row>
      </table:table>
      <text:p text:style-name="P18"/>
      <text:p text:style-name="P21"/>
      <text:p text:style-name="P19">2. ArcFace</text:p>
      <text:p text:style-name="P19"/>
      <text:p text:style-name="P8">embeddings/ex2_arcface/embeddings.npy</text:p>
      <text:p text:style-name="P45">manager</text:p>
      <text:p text:style-name="P9">396</text:p>
      <text:p text:style-name="P9">architect</text:p>
      <text:p text:style-name="P9">445</text:p>
      <text:p text:style-name="P9">politician</text:p>
      <text:p text:style-name="P9">463</text:p>
      <text:p text:style-name="P9">military officer</text:p>
      <text:p text:style-name="P9">445</text:p>
      <text:p text:style-name="P9"><text:soft-page-break/>soccer</text:p>
      <text:p text:style-name="P9">450</text:p>
      <text:p text:style-name="P9">2199</text:p>
      <text:p text:style-name="P9">5</text:p>
      <text:p text:style-name="P8"/>
      <text:p text:style-name="P8">--- 2789.21327782 seconds --- 46,48 <text:span text:style-name="T5">min</text:span></text:p>
      <text:p text:style-name="P8"/>
      <text:p text:style-name="P46">K-means F-Measure: 0.31</text:p>
      <text:p text:style-name="P9">K-means Precision: 0.3</text:p>
      <text:p text:style-name="P9">K-means Recall: 0.32</text:p>
      <text:p text:style-name="P9">K-means Number of False Positives: 357116</text:p>
      <text:p text:style-name="P9">--- 2.247486114501953 seconds ---</text:p>
      <text:p text:style-name="P17"/>
      <text:p text:style-name="P9">HAC F-Measure: 0.34</text:p>
      <text:p text:style-name="P9">HAC Precision: 0.24</text:p>
      <text:p text:style-name="P9">HAC Recall: 0.57</text:p>
      <text:p text:style-name="P9">HAC Number of False Positives: 854620</text:p>
      <text:p text:style-name="P9">--- 1.7336935997009277 seconds ---</text:p>
      <text:p text:style-name="P17"/>
      <text:p text:style-name="P9">Spectral F-Measure: 0.27</text:p>
      <text:p text:style-name="P9">Spectral Precision: 0.26</text:p>
      <text:p text:style-name="P9">Spectral Recall: 0.28</text:p>
      <text:p text:style-name="P9">Spectral Number of False Positives: 390964</text:p>
      <text:p text:style-name="P9">--- 1.382728099822998 seconds ---</text:p>
      <text:p text:style-name="P17"/>
      <text:p text:style-name="P9">GMM F-Measure: 0.31</text:p>
      <text:p text:style-name="P9">GMM Precision: 0.3</text:p>
      <text:p text:style-name="P9">GMM Recall: 0.32</text:p>
      <text:p text:style-name="P9">GMM Number of False Positives: 366766</text:p>
      <text:p text:style-name="P9">--- 1.4294087886810303 seconds ---</text:p>
      <text:p text:style-name="P17"/>
      <text:p text:style-name="P9">Birch F-Measure: 0.33</text:p>
      <text:p text:style-name="P9">Birch Precision: 0.26</text:p>
      <text:p text:style-name="P9">Birch Recall: 0.45</text:p>
      <text:p text:style-name="P9">Birch Number of False Positives: 604808</text:p>
      <text:p text:style-name="P9">--- 1.666835069656372 seconds ---</text:p>
      <text:p text:style-name="P9"/>
      <text:p text:style-name="P15">Openface</text:p>
      <text:p text:style-name="P15"/>
      <text:p text:style-name="P15">Alignment --- 1244.49886608 seconds ---</text:p>
      <text:p text:style-name="P49">Embedding: 7m14.067s</text:p>
      <text:p text:style-name="P12"/>
      <text:p text:style-name="P50"/>
      <text:p text:style-name="P9"/>
      <text:p text:style-name="P16">DLIB</text:p>
      <text:p text:style-name="P16"/>
      <text:p text:style-name="P13">--- 6063.838383436203 seconds ---</text:p>
      <text:p text:style-name="P13"/>
      <text:p text:style-name="P13">K-means F-Measure: 0.4</text:p>
      <text:p text:style-name="P9">K-means Precision: 0.4</text:p>
      <text:p text:style-name="P9">K-means Recall: 0.4</text:p>
      <text:p text:style-name="P9">K-means Number of False Positives: 261652</text:p>
      <text:p text:style-name="P9">--- 0.7255809307098389 seconds ---</text:p>
      <text:p text:style-name="P17"/>
      <text:p text:style-name="P9">HAC F-Measure: 0.39</text:p>
      <text:p text:style-name="P9">HAC Precision: 0.35</text:p>
      <text:p text:style-name="P9">HAC Recall: 0.45</text:p>
      <text:p text:style-name="P9">HAC Number of False Positives: 360991</text:p>
      <text:p text:style-name="P9">--- 0.7726044654846191 seconds ---</text:p>
      <text:p text:style-name="P17"><text:soft-page-break/></text:p>
      <text:p text:style-name="P9">Spectral F-Measure: 0.36</text:p>
      <text:p text:style-name="P9">Spectral Precision: 0.36</text:p>
      <text:p text:style-name="P9">Spectral Recall: 0.37</text:p>
      <text:p text:style-name="P9">Spectral Number of False Positives: 276017</text:p>
      <text:p text:style-name="P9">--- 1.2980527877807617 seconds ---</text:p>
      <text:p text:style-name="P17"/>
      <text:p text:style-name="P9">GMM F-Measure: 0.43</text:p>
      <text:p text:style-name="P9">GMM Precision: 0.43</text:p>
      <text:p text:style-name="P9">GMM Recall: 0.43</text:p>
      <text:p text:style-name="P9">GMM Number of False Positives: 243094</text:p>
      <text:p text:style-name="P9">--- 1.2695066928863525 seconds ---</text:p>
      <text:p text:style-name="P17"/>
      <text:p text:style-name="P9">Birch F-Measure: 0.38</text:p>
      <text:p text:style-name="P9">Birch Precision: 0.28</text:p>
      <text:p text:style-name="P9">Birch Recall: 0.61</text:p>
      <text:p text:style-name="P9">Birch Number of False Positives: 668679</text:p>
      <text:p text:style-name="P9">--- 0.8190627098083496 seconds ---</text:p>
      <text:p text:style-name="P13"/>
      <text:p text:style-name="P12"/>
      <text:p text:style-name="P47"/>
      <text:p text:style-name="P6">Experiment <text:span text:style-name="T2">3</text:span></text:p>
      <text:p text:style-name="P6"/>
      <text:list xml:id="list123736207776793" text:continue-list="list451406451" text:style-name="L1">
        <text:list-item text:start-value="1">
          <text:p text:style-name="P57">Military officer</text:p>
        </text:list-item>
        <text:list-item>
          <text:p text:style-name="P59">Politician </text:p>
        </text:list-item>
        <text:list-item>
          <text:p text:style-name="P59">Manager </text:p>
        </text:list-item>
        <text:list-item>
          <text:p text:style-name="P62">Soccer</text:p>
        </text:list-item>
        <text:list-item>
          <text:p text:style-name="P62">Architect</text:p>
        </text:list-item>
        <text:list-item>
          <text:p text:style-name="P60">Coach</text:p>
        </text:list-item>
        <text:list-item>
          <text:p text:style-name="P62">Actor</text:p>
        </text:list-item>
        <text:list-item>
          <text:p text:style-name="P64">Lawyer</text:p>
        </text:list-item>
        <text:list-item>
          <text:p text:style-name="P63">Entrepreneur</text:p>
        </text:list-item>
        <text:list-item>
          <text:p text:style-name="P63">Fighter</text:p>
        </text:list-item>
        <text:list-item>
          <text:p text:style-name="P62">Musician</text:p>
          <text:p text:style-name="P66"/>
        </text:list-item>
      </text:list>
      <text:p text:style-name="P1"/>
      <text:p text:style-name="P1"/>
      <text:p text:style-name="P65">1. FaceNet</text:p>
      <text:p text:style-name="P65"/>
      <text:p text:style-name="P67">Total number of images: 4609</text:p>
      <text:p text:style-name="P67">Number of successfully aligned images: 1349</text:p>
      <text:p text:style-name="P67">--- 3353.73165417 seconds ---</text:p>
      <text:p text:style-name="P67"/>
      <text:p text:style-name="P68">Embedding: Run time: <text:s/>251.638682127</text:p>
      <text:p text:style-name="P68"/>
      <text:p text:style-name="P55">soccer</text:p>
      <text:p text:style-name="P9">450</text:p>
      <text:p text:style-name="P9">manager</text:p>
      <text:p text:style-name="P9">371</text:p>
      <text:p text:style-name="P9">musician</text:p>
      <text:p text:style-name="P9">375</text:p>
      <text:p text:style-name="P9">actor</text:p>
      <text:p text:style-name="P9">413</text:p>
      <text:p text:style-name="P9">entrepreneur</text:p>
      <text:p text:style-name="P9">485</text:p>
      <text:p text:style-name="P9">politician</text:p>
      <text:p text:style-name="P9"><text:soft-page-break/>449</text:p>
      <text:p text:style-name="P9">fighter</text:p>
      <text:p text:style-name="P9">537</text:p>
      <text:p text:style-name="P9">military officer</text:p>
      <text:p text:style-name="P9">407</text:p>
      <text:p text:style-name="P9">coach</text:p>
      <text:p text:style-name="P9">340</text:p>
      <text:p text:style-name="P9">architect</text:p>
      <text:p text:style-name="P9">388</text:p>
      <text:p text:style-name="P9">lawyer</text:p>
      <text:p text:style-name="P9">394</text:p>
      <text:p text:style-name="P9">4609</text:p>
      <text:p text:style-name="P9">11</text:p>
      <text:p text:style-name="P68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36">Clustering method</text:p>
          </table:table-cell>
          <table:table-cell table:style-name="Table2.A1" office:value-type="string">
            <text:p text:style-name="P36">Number of clusters</text:p>
          </table:table-cell>
          <table:table-cell table:style-name="Table2.A1" office:value-type="string">
            <text:p text:style-name="P36">F-Measure</text:p>
          </table:table-cell>
          <table:table-cell table:style-name="Table2.A1" office:value-type="string">
            <text:p text:style-name="P36">Precision</text:p>
          </table:table-cell>
          <table:table-cell table:style-name="Table2.A1" office:value-type="string">
            <text:p text:style-name="P36">Recall</text:p>
          </table:table-cell>
          <table:table-cell table:style-name="Table2.A1" office:value-type="string">
            <text:p text:style-name="P36">False Positives</text:p>
          </table:table-cell>
          <table:table-cell table:style-name="Table2.G1" office:value-type="string">
            <text:p text:style-name="P39">Runtime <text:span text:style-name="T1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42">1<text:span text:style-name="T3">1</text:span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G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42">1<text:span text:style-name="T3">1</text:span>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G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42">1<text:span text:style-name="T3">1</text:span>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G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42">1<text:span text:style-name="T3">1</text:span>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G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3">Birch</text:p>
          </table:table-cell>
          <table:table-cell table:style-name="Table2.A2" office:value-type="string">
            <text:p text:style-name="P42">1<text:span text:style-name="T3">1</text:span>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G2" office:value-type="string">
            <text:p text:style-name="P26"/>
          </table:table-cell>
        </table:table-row>
      </table:table>
      <text:p text:style-name="P25"/>
      <text:p text:style-name="P53">K-means F-Measure: 0.204</text:p>
      <text:p text:style-name="P9">K-means Precision: 0.198</text:p>
      <text:p text:style-name="P9">K-means Recall: 0.211</text:p>
      <text:p text:style-name="P9">K-means Number of False Positives: 836811</text:p>
      <text:p text:style-name="P9">--- 4.943277597427368 seconds ---</text:p>
      <text:p text:style-name="P17"/>
      <text:p text:style-name="P9">HAC F-Measure: 0.192</text:p>
      <text:p text:style-name="P9">HAC Precision: 0.176</text:p>
      <text:p text:style-name="P9">HAC Recall: 0.21</text:p>
      <text:p text:style-name="P9">HAC Number of False Positives: 963971</text:p>
      <text:p text:style-name="P9">--- 5.1102869510650635 seconds ---</text:p>
      <text:p text:style-name="P17"/>
      <text:p text:style-name="P9">Spectral F-Measure: 0.205</text:p>
      <text:p text:style-name="P9">Spectral Precision: 0.206</text:p>
      <text:p text:style-name="P9">Spectral Recall: 0.204</text:p>
      <text:p text:style-name="P9">Spectral Number of False Positives: 769687</text:p>
      <text:p text:style-name="P9">--- 5.149478197097778 seconds ---</text:p>
      <text:p text:style-name="P17"/>
      <text:p text:style-name="P9">GMM F-Measure: 0.209</text:p>
      <text:p text:style-name="P9">GMM Precision: 0.205</text:p>
      <text:p text:style-name="P9">GMM Recall: 0.213</text:p>
      <text:p text:style-name="P9">GMM Number of False Positives: 805999</text:p>
      <text:p text:style-name="P9">--- 39.888822078704834 seconds ---</text:p>
      <text:p text:style-name="P17"/>
      <text:p text:style-name="P9">Birch F-Measure: 0.179</text:p>
      <text:p text:style-name="P9">Birch Precision: 0.173</text:p>
      <text:p text:style-name="P9">Birch Recall: 0.185</text:p>
      <text:p text:style-name="P9"><text:soft-page-break/>Birch Number of False Positives: 867721</text:p>
      <text:p text:style-name="P9">--- 3.397702932357788 seconds ---</text:p>
      <text:p text:style-name="P25"/>
      <text:p text:style-name="P20">2. Openface</text:p>
      <text:p text:style-name="P20"/>
      <text:p text:style-name="P22">Alignment: --- 2771.66183805 seconds --- 46,19 <text:span text:style-name="T6">min</text:span></text:p>
      <text:p text:style-name="P23">Embedding: 9m15.313s</text:p>
      <text:p text:style-name="P23"/>
      <text:p text:style-name="P14">manager</text:p>
      <text:p text:style-name="P9">371</text:p>
      <text:p text:style-name="P9">architect</text:p>
      <text:p text:style-name="P9">388</text:p>
      <text:p text:style-name="P9">actor</text:p>
      <text:p text:style-name="P9">413</text:p>
      <text:p text:style-name="P9">fighter</text:p>
      <text:p text:style-name="P9">537</text:p>
      <text:p text:style-name="P9">entrepreneur</text:p>
      <text:p text:style-name="P9">485</text:p>
      <text:p text:style-name="P9">coach</text:p>
      <text:p text:style-name="P9">340</text:p>
      <text:p text:style-name="P9">musician</text:p>
      <text:p text:style-name="P9">375</text:p>
      <text:p text:style-name="P9">military officer</text:p>
      <text:p text:style-name="P9">407</text:p>
      <text:p text:style-name="P9">soccer</text:p>
      <text:p text:style-name="P9">450</text:p>
      <text:p text:style-name="P9">politician</text:p>
      <text:p text:style-name="P9">449</text:p>
      <text:p text:style-name="P9">lawyer</text:p>
      <text:p text:style-name="P9">394</text:p>
      <text:p text:style-name="P9">4609</text:p>
      <text:p text:style-name="P9">11</text:p>
      <text:p text:style-name="P23"/>
      <text:p text:style-name="P23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38">Clustering method</text:p>
          </table:table-cell>
          <table:table-cell table:style-name="Table3.A1" office:value-type="string">
            <text:p text:style-name="P38">Number of clusters</text:p>
          </table:table-cell>
          <table:table-cell table:style-name="Table3.A1" office:value-type="string">
            <text:p text:style-name="P38">F-Measure</text:p>
          </table:table-cell>
          <table:table-cell table:style-name="Table3.A1" office:value-type="string">
            <text:p text:style-name="P38">Precision</text:p>
          </table:table-cell>
          <table:table-cell table:style-name="Table3.A1" office:value-type="string">
            <text:p text:style-name="P38">Recall</text:p>
          </table:table-cell>
          <table:table-cell table:style-name="Table3.A1" office:value-type="string">
            <text:p text:style-name="P38">False Positives</text:p>
          </table:table-cell>
          <table:table-cell table:style-name="Table3.G1" office:value-type="string">
            <text:p text:style-name="P41">Runtime <text:span text:style-name="T1">(seconds)</text:span></text:p>
          </table:table-cell>
        </table:table-row>
        <table:table-row>
          <table:table-cell table:style-name="Table3.A2" office:value-type="string">
            <text:p text:style-name="P32">K-Means</text:p>
          </table:table-cell>
          <table:table-cell table:style-name="Table3.A2" office:value-type="string">
            <text:p text:style-name="P43">1<text:span text:style-name="T3">1</text:span>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G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32">Hierarchical Agglomerative</text:p>
          </table:table-cell>
          <table:table-cell table:style-name="Table3.A2" office:value-type="string">
            <text:p text:style-name="P43">1<text:span text:style-name="T3">1</text:span>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G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32">Spectral</text:p>
          </table:table-cell>
          <table:table-cell table:style-name="Table3.A2" office:value-type="string">
            <text:p text:style-name="P43">1<text:span text:style-name="T3">1</text:span>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G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32">EM (Gaussian Mixture Model)</text:p>
          </table:table-cell>
          <table:table-cell table:style-name="Table3.A2" office:value-type="string">
            <text:p text:style-name="P43">1<text:span text:style-name="T3">1</text:span>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G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35">Birch</text:p>
          </table:table-cell>
          <table:table-cell table:style-name="Table3.A2" office:value-type="string">
            <text:p text:style-name="P43">1<text:span text:style-name="T3">1</text:span>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G2" office:value-type="string">
            <text:p text:style-name="P27"/>
          </table:table-cell>
        </table:table-row>
      </table:table>
      <text:p text:style-name="P24"/>
      <text:p text:style-name="P52">K-means F-Measure: 0.147</text:p>
      <text:p text:style-name="P9">K-means Precision: 0.144</text:p>
      <text:p text:style-name="P9">K-means Recall: 0.15</text:p>
      <text:p text:style-name="P9">K-means Number of False Positives: 875467</text:p>
      <text:p text:style-name="P9">--- 2.6260807514190674 seconds ---</text:p>
      <text:p text:style-name="P17"/>
      <text:p text:style-name="P9"><text:soft-page-break/>HAC F-Measure: 0.14</text:p>
      <text:p text:style-name="P9">HAC Precision: 0.135</text:p>
      <text:p text:style-name="P9">HAC Recall: 0.146</text:p>
      <text:p text:style-name="P9">HAC Number of False Positives: 913705</text:p>
      <text:p text:style-name="P9">--- 2.444263219833374 seconds ---</text:p>
      <text:p text:style-name="P17"/>
      <text:p text:style-name="P9">Spectral F-Measure: 0.129</text:p>
      <text:p text:style-name="P9">Spectral Precision: 0.128</text:p>
      <text:p text:style-name="P9">Spectral Recall: 0.13</text:p>
      <text:p text:style-name="P9">Spectral Number of False Positives: 868415</text:p>
      <text:p text:style-name="P9">--- 5.143836736679077 seconds ---</text:p>
      <text:p text:style-name="P17"/>
      <text:p text:style-name="P9">GMM F-Measure: 0.148</text:p>
      <text:p text:style-name="P9">GMM Precision: 0.144</text:p>
      <text:p text:style-name="P9">GMM Recall: 0.152</text:p>
      <text:p text:style-name="P9">GMM Number of False Positives: 885234</text:p>
      <text:p text:style-name="P9">--- 5.352085590362549 seconds ---</text:p>
      <text:p text:style-name="P17"/>
      <text:p text:style-name="P9">Birch F-Measure: 0.141</text:p>
      <text:p text:style-name="P9">Birch Precision: 0.131</text:p>
      <text:p text:style-name="P9">Birch Recall: 0.152</text:p>
      <text:p text:style-name="P9">Birch Number of False Positives: 984786</text:p>
      <text:p text:style-name="P9">--- 1.761704444885254 seconds ---</text:p>
      <text:p text:style-name="P5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5T12:37:34.677082138</dc:date>
    <meta:editing-duration>PT16H42M55S</meta:editing-duration>
    <meta:editing-cycles>137</meta:editing-cycles>
    <meta:generator>LibreOffice/6.0.7.3$Linux_X86_64 LibreOffice_project/00m0$Build-3</meta:generator>
    <meta:document-statistic meta:table-count="3" meta:image-count="0" meta:object-count="0" meta:page-count="6" meta:paragraph-count="286" meta:word-count="661" meta:character-count="4428" meta:non-whitespace-character-count="4062"/>
  </office:meta>
</office:document-meta>
</file>